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Compte-rendu de réunion</text:h>
      <text:p>Présents: M. Pierre Lefevre, Mme Anne Moreau, M. Lucas Garnier</text:p>
      <text:p>Discussion sur l'incident réseau du 15/11/2025 concernant le serveur 192.168.50.100</text:p>
      <text:p>Contact IT: support@entreprise.fr ou tel +33 1 42 53 64 75</text:p>
      <text:p>Employé ID-99999 (Jacques Dumont) a été informé de la procédure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